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ab40" officeooo:paragraph-rsid="000cab40"/>
    </style:style>
    <style:style style:name="P2" style:family="paragraph" style:parent-style-name="Standard">
      <style:text-properties officeooo:rsid="000e41bf" officeooo:paragraph-rsid="000e41bf"/>
    </style:style>
    <style:style style:name="P3" style:family="paragraph" style:parent-style-name="Standard">
      <style:text-properties officeooo:rsid="001194bd" officeooo:paragraph-rsid="001194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c144"/>
    </style:style>
    <style:style style:name="T3" style:family="text">
      <style:text-properties officeooo:rsid="000dea69"/>
    </style:style>
    <style:style style:name="T4" style:family="text">
      <style:text-properties officeooo:rsid="001214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ör om lite ASD-modellen och skriv om figurtexten lite.</text:p>
      <text:p text:style-name="Standard"/>
      <text:p text:style-name="Standard">I kapitel 4. <text:span text:style-name="T1">Korta ner meningarna</text:span>. Förenkla språket. <text:span text:style-name="T2">(lång mening!! ”Another feature”)</text:span></text:p>
      <text:p text:style-name="Standard"/>
      <text:p text:style-name="Standard">Project management theory ”painting by numbers” etc. Nämn detta (i resultat) för att beskriva att vi ändrar metodik och liknande… (och hur det relaterar till usability testing / revisioner)</text:p>
      <text:p text:style-name="Standard"/>
      <text:p text:style-name="P1">Skriv något på allt. Skicka sedan ett utkast till opponenter.</text:p>
      <text:p text:style-name="P1"/>
      <text:p text:style-name="P1">Fyll på där man känner att man har något att skriva.</text:p>
      <text:p text:style-name="P1"/>
      <text:p text:style-name="P1">Går det att återanvända metodfigurerna för att <text:span text:style-name="T3">koppla text till figurer?</text:span></text:p>
      <text:p text:style-name="P1"/>
      <text:p text:style-name="P2">Hur kan man bygga vidare/använda sig av vårt arbete?</text:p>
      <text:p text:style-name="P2"/>
      <text:p text:style-name="P3">Sjumilaskola<text:span text:style-name="T4">n(?)</text:span>, lyft resultat på grundskola avsevärt. Utsatt skola, hur gjorde man?</text:p>
      <text:p text:style-name="P3"/>
      <text:p text:style-name="P1"/>
      <text:p text:style-name="P1"/>
      <text:p text:style-name="P1">Om vi har någon fråga så går det att maila Mats. Han kan svara någon gång i veckan ungefä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1:47:07.720000000</meta:creation-date>
    <dc:date>2018-06-29T12:24:50.978000000</dc:date>
    <meta:editing-duration>PT17M31S</meta:editing-duration>
    <meta:editing-cycles>8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9" meta:word-count="121" meta:character-count="743" meta:non-whitespace-character-count="631"/>
  </office:meta>
</office:document-meta>
</file>